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DemiLight" svg:font-family="'Noto Sans CJK JP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14d1f" officeooo:paragraph-rsid="00114d1f"/>
    </style:style>
    <style:style style:name="P2" style:family="paragraph" style:parent-style-name="Standard">
      <style:text-properties officeooo:rsid="0011773d" officeooo:paragraph-rsid="0011773d"/>
    </style:style>
    <style:style style:name="P3" style:family="paragraph" style:parent-style-name="Standard">
      <style:text-properties officeooo:rsid="0013cbe1" officeooo:paragraph-rsid="0013cbe1"/>
    </style:style>
    <style:style style:name="P4" style:family="paragraph" style:parent-style-name="Standard" style:list-style-name="L1">
      <style:text-properties officeooo:rsid="00114d1f" officeooo:paragraph-rsid="00114d1f"/>
    </style:style>
    <style:style style:name="P5" style:family="paragraph" style:parent-style-name="Standard" style:list-style-name="L1">
      <style:text-properties officeooo:rsid="0011d17e" officeooo:paragraph-rsid="0011d17e"/>
    </style:style>
    <style:style style:name="P6" style:family="paragraph" style:parent-style-name="Standard" style:list-style-name="L2">
      <style:text-properties officeooo:rsid="0011773d" officeooo:paragraph-rsid="0011773d"/>
    </style:style>
    <style:style style:name="P7" style:family="paragraph" style:parent-style-name="Standard" style:list-style-name="L2">
      <style:text-properties officeooo:rsid="0013cbe1" officeooo:paragraph-rsid="0013cbe1"/>
    </style:style>
    <style:style style:name="T1" style:family="text">
      <style:text-properties officeooo:rsid="0011773d"/>
    </style:style>
    <style:style style:name="T2" style:family="text">
      <style:text-properties officeooo:rsid="0013cbe1"/>
    </style:style>
    <style:style style:name="T3" style:family="text">
      <style:text-properties officeooo:rsid="0015a2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3">Heading</text:span> 1</text:h>
      <text:h text:style-name="Heading_20_2" text:outline-level="2">Heading 2</text:h>
      <text:p text:style-name="P1">Paragraph</text:p>
      <text:p text:style-name="P1"/>
      <text:list xml:id="list175943975" text:style-name="L1">
        <text:list-item>
          <text:p text:style-name="P4">First <text:span text:style-name="T1">bullet</text:span></text:p>
        </text:list-item>
        <text:list-item>
          <text:p text:style-name="P4">Second <text:span text:style-name="T1">bullet</text:span></text:p>
          <text:list>
            <text:list-item>
              <text:p text:style-name="P4">Sub-second <text:span text:style-name="T1">bullet</text:span></text:p>
            </text:list-item>
          </text:list>
          <text:p text:style-name="P4">Third <text:span text:style-name="T1">bullet, but deleted</text:span></text:p>
        </text:list-item>
        <text:list-item>
          <text:p text:style-name="P5">Fourth bullet</text:p>
        </text:list-item>
      </text:list>
      <text:p text:style-name="P1"/>
      <text:p text:style-name="P2">Numbering</text:p>
      <text:p text:style-name="P2"/>
      <text:list xml:id="list1591117710" text:style-name="L2">
        <text:list-item>
          <text:p text:style-name="P6">First</text:p>
        </text:list-item>
        <text:list-item>
          <text:p text:style-name="P6">Second</text:p>
          <text:list>
            <text:list-item>
              <text:p text:style-name="P6">Second-first</text:p>
            </text:list-item>
          </text:list>
          <text:p text:style-name="P6">Third, <text:span text:style-name="T2">but deleted</text:span></text:p>
        </text:list-item>
        <text:list-item>
          <text:p text:style-name="P7">Actual third</text:p>
        </text:list-item>
      </text:list>
      <text:p text:style-name="P2"/>
      <text:p text:style-name="P3">Paragraph after numbering</text:p>
      <text:p text:style-name="P3">Next paragraph</text:p>
      <text:p text:style-name="P3">Final paragrap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DemiLight" svg:font-family="'Noto Sans CJK JP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JP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DemiLight" style:font-family-asian="'Noto Sans CJK JP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A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3:32:49.234230361</meta:creation-date>
    <dc:date>2017-05-10T12:21:17.022826527</dc:date>
    <meta:editing-duration>PT5M33S</meta:editing-duration>
    <meta:editing-cycles>5</meta:editing-cycles>
    <meta:generator>Collabora_Office/5.3.10.10$Linux_X86_64 LibreOffice_project/77b0d93c0f6ff6490e909dbd81b1994862a31b3a</meta:generator>
    <dc:creator>Jan Holesovsky</dc:creator>
    <meta:document-statistic meta:table-count="0" meta:image-count="0" meta:object-count="0" meta:page-count="1" meta:paragraph-count="17" meta:word-count="44" meta:character-count="240" meta:non-whitespace-character-count="224"/>
  </office:meta>
</office:document-meta>
</file>